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5C0000007B5EC6B9CC4284277F.png" manifest:media-type="image/png"/>
  <manifest:file-entry manifest:full-path="Pictures/10001A140000096100000C9353ADE19AFE2A7573.svg" manifest:media-type="image/svg+xml"/>
  <manifest:file-entry manifest:full-path="Pictures/100000010000005B0000007B9B804787D7416057.png" manifest:media-type="image/png"/>
  <manifest:file-entry manifest:full-path="Pictures/10001D100000096100000C93D04FD418B1DC7275.svg" manifest:media-type="image/svg+xml"/>
  <manifest:file-entry manifest:full-path="Pictures/100000010000005B0000007B2DC263995389D163.png" manifest:media-type="image/png"/>
  <manifest:file-entry manifest:full-path="Pictures/10001D260000095000000C935DD50ECB8CDE72BA.svg" manifest:media-type="image/svg+xml"/>
  <manifest:file-entry manifest:full-path="Pictures/100018150000095000000C934FB3710700E58714.svg" manifest:media-type="image/svg+xml"/>
  <manifest:file-entry manifest:full-path="Pictures/1001FCC300001C9200001867738BBBBAE7AB72D0.svg" manifest:media-type="image/svg+xml"/>
  <manifest:file-entry manifest:full-path="Pictures/100000010000005C0000007B9A8CD0A74CEC3E5A.png" manifest:media-type="image/png"/>
  <manifest:file-entry manifest:full-path="Pictures/1000000100000117000000EFF1B8487837373B58.png" manifest:media-type="image/png"/>
  <manifest:file-entry manifest:full-path="Pictures/1000000100000117000000EFEE26B5A55AD53573.png" manifest:media-type="image/png"/>
  <manifest:file-entry manifest:full-path="Pictures/1003F4A800001C9200001867F553CA1992ABA73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27622" draw:fill-color="#127622" draw:textarea-horizontal-align="justify" draw:textarea-vertical-align="middle" draw:auto-grow-height="false" fo:min-height="5.75cm" fo:min-width="5.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371cm"/>
      <style:paragraph-properties style:writing-mode="lr-tb"/>
    </style:style>
    <style:style style:name="gr5" style:family="graphic" style:parent-style-name="standard">
      <style:graphic-properties svg:stroke-width="0.035cm" svg:stroke-color="#2a6099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ff0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ff80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55308d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solid" svg:stroke-width="0.035cm" svg:stroke-color="#ffbf00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bf0041" draw:marker-start-width="0.252cm" draw:marker-end-width="0.252cm" draw:fill-color="#729fcf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P1" style:family="paragraph">
      <loext:graphic-properties draw:fill-color="#12762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6pt" fo:background-color="#ffffff" style:font-size-asian="6pt" style:font-size-complex="6pt"/>
    </style:style>
    <style:style style:name="P4" style:family="paragraph">
      <style:paragraph-properties fo:margin-top="0.02cm" fo:margin-bottom="0cm"/>
    </style:style>
    <style:style style:name="P5" style:family="paragraph">
      <loext:graphic-properties draw:fill="none" draw:fill-color="#ffffff"/>
      <style:paragraph-properties fo:margin-top="0.02cm" fo:margin-bottom="0cm" style:writing-mode="lr-tb"/>
      <style:text-properties fo:font-size="3pt" style:font-size-asian="3pt" style:font-size-complex="3pt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4pt" style:font-size-asian="4pt" style:font-size-complex="4pt"/>
    </style:style>
    <style:style style:name="P8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T1" style:family="text">
      <style:text-properties fo:font-size="6pt" fo:background-color="#ffffff" style:font-size-asian="6pt" style:font-size-complex="6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12.952cm" svg:y="6.529cm">
          <text:p/>
          <draw:enhanced-geometry svg:viewBox="0 0 21600 21600" draw:type="rectangle" draw:enhanced-path="M 0 0 L 21600 0 21600 21600 0 21600 0 0 Z N"/>
        </draw:custom-shape>
        <draw:frame draw:name="stm_board_f407-F_Cu.svg" draw:style-name="gr2" draw:text-style-name="P2" xml:id="id2" draw:id="id2" draw:layer="layout" svg:width="7.313cm" svg:height="6.246cm" svg:x="12.292cm" svg:y="6.419cm">
          <draw:image xlink:href="Pictures/1003F4A800001C9200001867F553CA1992ABA73C.svg" xlink:type="simple" xlink:show="embed" xlink:actuate="onLoad" draw:mime-type="image/svg+xml">
            <text:p/>
          </draw:image>
          <draw:image xlink:href="Pictures/1000000100000117000000EFF1B8487837373B58.png" xlink:type="simple" xlink:show="embed" xlink:actuate="onLoad" draw:mime-type="image/png"/>
          <draw:glue-point draw:id="4" svg:x="-3.612cm" svg:y="-3.246cm"/>
          <draw:glue-point draw:id="5" svg:x="-3.608cm" svg:y="-2.829cm"/>
          <draw:glue-point draw:id="6" svg:x="-3.618cm" svg:y="-2.428cm"/>
          <draw:glue-point draw:id="7" svg:x="-3.612cm" svg:y="-2.01cm"/>
          <draw:glue-point draw:id="8" svg:x="-3.612cm" svg:y="-1.597cm"/>
          <draw:glue-point draw:id="9" svg:x="-3.612cm" svg:y="-1.208cm"/>
          <draw:glue-point draw:id="10" svg:x="-3.612cm" svg:y="-0.802cm"/>
          <draw:glue-point draw:id="11" svg:x="-3.608cm" svg:y="-0.389cm"/>
          <draw:glue-point draw:id="12" svg:x="-3.612cm" svg:y="0.011cm"/>
          <draw:glue-point draw:id="13" svg:x="-3.608cm" svg:y="0.424cm"/>
          <draw:glue-point draw:id="14" svg:x="-3.612cm" svg:y="0.819cm"/>
          <draw:glue-point draw:id="15" svg:x="-3.608cm" svg:y="1.226cm"/>
          <draw:glue-point draw:id="16" svg:x="-3.612cm" svg:y="1.637cm" draw:escape-direction="right"/>
          <draw:glue-point draw:id="17" svg:x="3.589cm" svg:y="-2.114cm"/>
          <draw:glue-point draw:id="18" svg:x="3.24cm" svg:y="-2.358cm"/>
          <draw:glue-point draw:id="19" svg:x="3.244cm" svg:y="-1.95cm"/>
          <draw:glue-point draw:id="20" svg:x="3.589cm" svg:y="-1.706cm"/>
          <draw:glue-point draw:id="21" svg:x="3.24cm" svg:y="-1.546cm"/>
          <draw:glue-point draw:id="22" svg:x="3.605cm" svg:y="-1.312cm"/>
          <draw:glue-point draw:id="23" svg:x="3.244cm" svg:y="-1.122cm"/>
          <draw:glue-point draw:id="24" svg:x="3.597cm" svg:y="-0.907cm"/>
          <draw:glue-point draw:id="25" svg:x="3.24cm" svg:y="-0.728cm"/>
          <draw:glue-point draw:id="26" svg:x="3.585cm" svg:y="-0.489cm"/>
          <draw:glue-point draw:id="27" svg:x="3.24cm" svg:y="-0.161cm"/>
          <draw:glue-point draw:id="28" svg:x="3.593cm" svg:y="0.078cm"/>
          <draw:glue-point draw:id="29" svg:x="3.244cm" svg:y="0.243cm"/>
          <draw:glue-point draw:id="30" svg:x="3.589cm" svg:y="0.483cm"/>
          <draw:glue-point draw:id="31" svg:x="3.244cm" svg:y="0.642cm"/>
          <draw:glue-point draw:id="32" svg:x="3.593cm" svg:y="0.891cm"/>
          <draw:glue-point draw:id="33" svg:x="3.24cm" svg:y="1.061cm"/>
          <draw:glue-point draw:id="34" svg:x="3.593cm" svg:y="1.29cm"/>
          <draw:glue-point draw:id="35" svg:x="3.249cm" svg:y="1.455cm"/>
          <draw:glue-point draw:id="36" svg:x="3.593cm" svg:y="1.703cm" draw:escape-direction="down"/>
          <draw:glue-point draw:id="37" svg:x="2.368cm" svg:y="3.786cm"/>
          <draw:glue-point draw:id="38" svg:x="2.155cm" svg:y="4.199cm"/>
          <draw:glue-point draw:id="39" svg:x="2.019cm" svg:y="3.791cm"/>
          <draw:glue-point draw:id="40" svg:x="1.802cm" svg:y="4.207cm"/>
          <draw:glue-point draw:id="41" svg:x="1.67cm" svg:y="3.786cm"/>
          <draw:glue-point draw:id="42" svg:x="1.46cm" svg:y="4.202cm"/>
          <draw:glue-point draw:id="43" svg:x="1.322cm" svg:y="3.791cm"/>
          <draw:glue-point draw:id="44" svg:x="1.111cm" svg:y="4.194cm"/>
          <draw:glue-point draw:id="45" svg:x="0.973cm" svg:y="3.791cm"/>
          <draw:glue-point draw:id="46" svg:x="0.769cm" svg:y="4.221cm"/>
          <draw:glue-point draw:id="47" svg:x="0.624cm" svg:y="3.794cm"/>
          <draw:glue-point draw:id="48" svg:x="0.421cm" svg:y="4.207cm"/>
          <draw:glue-point draw:id="49" svg:x="0.273cm" svg:y="3.786cm"/>
          <draw:glue-point draw:id="50" svg:x="0.072cm" svg:y="4.202cm"/>
          <draw:glue-point draw:id="51" svg:x="-0.065cm" svg:y="3.794cm"/>
          <draw:glue-point draw:id="52" svg:x="-0.276cm" svg:y="4.199cm"/>
          <draw:glue-point draw:id="53" svg:x="-0.414cm" svg:y="3.794cm"/>
          <draw:glue-point draw:id="54" svg:x="-0.62cm" svg:y="4.199cm"/>
          <draw:glue-point draw:id="55" svg:x="-0.763cm" svg:y="3.794cm"/>
          <draw:glue-point draw:id="56" svg:x="-0.969cm" svg:y="4.202cm"/>
          <draw:glue-point draw:id="57" svg:x="-1.107cm" svg:y="3.786cm"/>
          <draw:glue-point draw:id="58" svg:x="-1.315cm" svg:y="4.213cm"/>
          <svg:title>SVG Picture created as stm_board_f407-F_Cu.svg date 2021/07/13 08:48:09 </svg:title>
          <svg:desc>Picture generated by PCBNEW </svg:desc>
        </draw:frame>
        <draw:frame draw:name="stm_board_f407-F_SilkS.svg" draw:style-name="gr2" draw:text-style-name="P2" draw:layer="layout" svg:width="7.313cm" svg:height="6.246cm" svg:x="12.292cm" svg:y="6.419cm">
          <draw:image xlink:href="Pictures/1001FCC300001C9200001867738BBBBAE7AB72D0.svg" xlink:type="simple" xlink:show="embed" xlink:actuate="onLoad" draw:mime-type="image/svg+xml">
            <text:p/>
          </draw:image>
          <draw:image xlink:href="Pictures/1000000100000117000000EFEE26B5A55AD53573.png" xlink:type="simple" xlink:show="embed" xlink:actuate="onLoad" draw:mime-type="image/png"/>
          <svg:title>SVG Picture created as stm_board_f407-F_SilkS.svg date 2021/07/13 11:28:12 </svg:title>
          <svg:desc>Picture generated by PCBNEW </svg:desc>
        </draw:frame>
        <draw:g xml:id="id1" draw:id="id1">
          <draw:glue-point draw:id="4" svg:x="4.083cm" svg:y="-1.678cm"/>
          <draw:glue-point draw:id="5" svg:x="3.843cm" svg:y="-1.709cm" draw:escape-direction="right"/>
          <draw:glue-point draw:id="6" svg:x="3.843cm" svg:y="-0.901cm"/>
          <draw:glue-point draw:id="7" svg:x="3.822cm" svg:y="-0.018cm"/>
          <draw:glue-point draw:id="8" svg:x="3.822cm" svg:y="0.848cm"/>
          <draw:glue-point draw:id="9" svg:x="3.801cm" svg:y="1.715cm"/>
          <draw:glue-point draw:id="10" svg:x="2.61cm" svg:y="1.28cm"/>
          <draw:glue-point draw:id="11" svg:x="2.61cm" svg:y="0.428cm"/>
          <draw:glue-point draw:id="12" svg:x="2.61cm" svg:y="-0.438cm"/>
          <draw:glue-point draw:id="13" svg:x="2.61cm" svg:y="-1.305cm"/>
          <draw:g>
            <draw:frame draw:name="noname-F_Fab.svg" draw:style-name="gr2" draw:text-style-name="P2" draw:layer="layout" svg:width="2.383cm" svg:height="3.218cm" svg:x="8.346cm" svg:y="7.485cm">
              <draw:image xlink:href="Pictures/100018150000095000000C934FB3710700E58714.svg" xlink:type="simple" xlink:show="embed" xlink:actuate="onLoad" draw:mime-type="image/svg+xml">
                <text:p/>
              </draw:image>
              <draw:image xlink:href="Pictures/100000010000005B0000007B2DC263995389D163.png" xlink:type="simple" xlink:show="embed" xlink:actuate="onLoad" draw:mime-type="image/png"/>
              <svg:title>SVG Picture created as noname-F_Fab.svg date 2021/07/13 11:37:08 </svg:title>
              <svg:desc>Picture generated by PCBNEW </svg:desc>
            </draw:frame>
            <draw:frame draw:name="noname-F_Cu.svg" draw:style-name="gr2" draw:text-style-name="P2" draw:layer="layout" svg:width="2.383cm" svg:height="3.218cm" svg:x="8.346cm" svg:y="7.485cm">
              <draw:image xlink:href="Pictures/10001D260000095000000C935DD50ECB8CDE72BA.svg" xlink:type="simple" xlink:show="embed" xlink:actuate="onLoad" draw:mime-type="image/svg+xml">
                <text:p/>
              </draw:image>
              <draw:image xlink:href="Pictures/100000010000005B0000007B9B804787D7416057.png" xlink:type="simple" xlink:show="embed" xlink:actuate="onLoad" draw:mime-type="image/png"/>
              <svg:title>SVG Picture created as noname-F_Cu.svg date 2021/07/13 11:37:08 </svg:title>
              <svg:desc>Picture generated by PCBNEW </svg:desc>
            </draw:frame>
            <draw:frame draw:style-name="gr3" draw:text-style-name="P3" draw:layer="layout" svg:width="1.817cm" svg:height="0.727cm" draw:transform="rotate (1.5707963267949) translate (8.621cm 9.918cm)">
              <draw:text-box>
                <text:p><text:span text:style-name="T1">G29 Shifter</text:span></text:p>
              </draw:text-box>
            </draw:frame>
          </draw:g>
          <draw:frame draw:style-name="gr4" draw:text-style-name="P5" draw:layer="layout" svg:width="0.25cm" svg:height="1.621cm" svg:x="9.546cm" svg:y="8.355cm">
            <draw:text-box>
              <text:p text:style-name="P4"><text:span text:style-name="T2">1</text:span></text:p>
              <text:p text:style-name="P4"><text:span text:style-name="T2">2</text:span></text:p>
              <text:p text:style-name="P4"><text:span text:style-name="T2">3</text:span></text:p>
              <text:p text:style-name="P4"><text:span text:style-name="T2">4</text:span></text:p>
              <text:p text:style-name="P4"><text:span text:style-name="T2">5</text:span></text:p>
              <text:p text:style-name="P4"><text:span text:style-name="T2">6</text:span></text:p>
              <text:p text:style-name="P4"><text:span text:style-name="T2">7</text:span></text:p>
              <text:p text:style-name="P4"><text:span text:style-name="T2">8</text:span></text:p>
              <text:p text:style-name="P4"><text:span text:style-name="T2">9</text:span></text:p>
              <text:p text:style-name="P4"><text:span text:style-name="T2"/></text:p>
            </draw:text-box>
          </draw:frame>
        </draw:g>
        <draw:connector draw:style-name="gr5" draw:text-style-name="P6" draw:layer="layout" draw:line-skew="1.177cm 7.07cm -0.477cm" svg:x1="10.158cm" svg:y1="8.675cm" svg:x2="18.317cm" svg:y2="9.442cm" draw:start-shape="id1" draw:start-glue-point="13" draw:end-shape="id2" draw:end-glue-point="27" svg:d="M10158 8675h2530v4314h6940v-3547h-1311" svg:viewBox="0 0 9471 4315">
          <text:p/>
        </draw:connector>
        <draw:connector draw:style-name="gr6" draw:text-style-name="P6" draw:layer="layout" draw:line-skew="-0.284cm" svg:x1="10.158cm" svg:y1="9.231cm" svg:x2="13.307cm" svg:y2="7.515cm" draw:start-shape="id1" draw:start-glue-point="11" draw:end-shape="id2" draw:end-glue-point="4" svg:d="M10158 9231h1069v-1716h2080" svg:viewBox="0 0 3150 1717">
          <text:p/>
        </draw:connector>
        <draw:connector draw:style-name="gr7" draw:text-style-name="P6" draw:layer="layout" draw:line-skew="-0.105cm" svg:x1="10.447cm" svg:y1="9.366cm" svg:x2="13.31cm" svg:y2="7.776cm" draw:start-shape="id1" draw:start-glue-point="8" draw:end-shape="id2" draw:end-glue-point="5" svg:d="M10447 9366h959v-1590h1904" svg:viewBox="0 0 2864 1591">
          <text:p/>
        </draw:connector>
        <draw:connector draw:style-name="gr8" draw:text-style-name="P6" draw:layer="layout" draw:line-skew="0.916cm 6.868cm -0.988cm" svg:x1="10.158cm" svg:y1="8.954cm" svg:x2="18.569cm" svg:y2="9.237cm" draw:start-shape="id1" draw:start-glue-point="12" draw:end-shape="id2" draw:end-glue-point="26" svg:d="M10158 8954h2269v3833h6690v-3550h-548" svg:viewBox="0 0 8960 3834">
          <text:p/>
        </draw:connector>
        <draw:connector draw:style-name="gr9" draw:text-style-name="P6" draw:layer="layout" draw:line-skew="0.597cm" svg:x1="10.158cm" svg:y1="9.505cm" svg:x2="18.317cm" svg:y2="9.088cm" draw:start-shape="id1" draw:start-glue-point="10" draw:end-shape="id2" draw:end-glue-point="25" svg:d="M10158 9505h1950v3660h7997v-4077h-1788" svg:viewBox="0 0 9948 4078">
          <text:p/>
        </draw:connector>
        <draw:g xml:id="id3" draw:id="id3">
          <draw:glue-point draw:id="4" svg:x="-3.881cm" svg:y="-1.757cm"/>
          <draw:glue-point draw:id="5" svg:x="-2.707cm" svg:y="-1.319cm"/>
          <draw:glue-point draw:id="6" svg:x="-3.902cm" svg:y="-0.881cm"/>
          <draw:glue-point draw:id="7" svg:x="-2.707cm" svg:y="-0.44cm"/>
          <draw:glue-point draw:id="8" svg:x="-3.881cm" svg:y="-0.018cm"/>
          <draw:glue-point draw:id="9" svg:x="-2.707cm" svg:y="0.406cm"/>
          <draw:glue-point draw:id="10" svg:x="-3.902cm" svg:y="0.856cm"/>
          <draw:glue-point draw:id="11" svg:x="-2.69cm" svg:y="1.282cm"/>
          <draw:glue-point draw:id="12" svg:x="-3.919cm" svg:y="1.707cm"/>
          <draw:frame draw:name="noname-F_Fab.svg" draw:style-name="gr2" draw:text-style-name="P2" draw:layer="layout" svg:width="2.4cm" svg:height="3.218cm" svg:x="19.934cm" svg:y="6.403cm">
            <draw:image xlink:href="Pictures/10001A140000096100000C9353ADE19AFE2A7573.svg" xlink:type="simple" xlink:show="embed" xlink:actuate="onLoad" draw:mime-type="image/svg+xml">
              <text:p/>
            </draw:image>
            <draw:image xlink:href="Pictures/100000010000005C0000007B5EC6B9CC4284277F.png" xlink:type="simple" xlink:show="embed" xlink:actuate="onLoad" draw:mime-type="image/png"/>
            <svg:title>SVG Picture created as noname-F_Fab.svg date 2021/07/13 12:53:32 </svg:title>
            <svg:desc>Picture generated by PCBNEW </svg:desc>
          </draw:frame>
          <draw:frame draw:name="noname-F_Cu.svg" draw:style-name="gr2" draw:text-style-name="P2" draw:layer="layout" svg:width="2.4cm" svg:height="3.218cm" svg:x="19.935cm" svg:y="6.4cm">
            <draw:image xlink:href="Pictures/10001D100000096100000C93D04FD418B1DC7275.svg" xlink:type="simple" xlink:show="embed" xlink:actuate="onLoad" draw:mime-type="image/svg+xml">
              <text:p/>
            </draw:image>
            <draw:image xlink:href="Pictures/100000010000005C0000007B9A8CD0A74CEC3E5A.png" xlink:type="simple" xlink:show="embed" xlink:actuate="onLoad" draw:mime-type="image/png"/>
            <svg:title>SVG Picture created as noname-F_Cu.svg date 2021/07/13 12:53:32 </svg:title>
            <svg:desc>Picture generated by PCBNEW </svg:desc>
          </draw:frame>
          <draw:frame draw:style-name="gr4" draw:text-style-name="P5" draw:layer="layout" svg:width="0.25cm" svg:height="1.621cm" svg:x="21.077cm" svg:y="7.269cm">
            <draw:text-box>
              <text:p text:style-name="P4"><text:span text:style-name="T2">1</text:span></text:p>
              <text:p text:style-name="P4"><text:span text:style-name="T2">2</text:span></text:p>
              <text:p text:style-name="P4"><text:span text:style-name="T2">3</text:span></text:p>
              <text:p text:style-name="P4"><text:span text:style-name="T2">4</text:span></text:p>
              <text:p text:style-name="P4"><text:span text:style-name="T2">5</text:span></text:p>
              <text:p text:style-name="P4"><text:span text:style-name="T2">6</text:span></text:p>
              <text:p text:style-name="P4"><text:span text:style-name="T2">7</text:span></text:p>
              <text:p text:style-name="P4"><text:span text:style-name="T2">8</text:span></text:p>
              <text:p text:style-name="P4"><text:span text:style-name="T2">9</text:span></text:p>
              <text:p text:style-name="P4"><text:span text:style-name="T2"/></text:p>
            </draw:text-box>
          </draw:frame>
          <draw:frame draw:style-name="gr3" draw:text-style-name="P3" draw:layer="layout" svg:width="1.817cm" svg:height="0.727cm" draw:transform="rotate (1.5707963267949) translate (21.529cm 8.877cm)">
            <draw:text-box>
              <text:p><text:span text:style-name="T1">G29 Pedals</text:span></text:p>
            </draw:text-box>
          </draw:frame>
        </draw:g>
        <draw:connector draw:style-name="gr7" draw:text-style-name="P6" draw:layer="layout" draw:line-skew="-0.704cm" svg:x1="20.203cm" svg:y1="7.445cm" svg:x2="18.572cm" svg:y2="8.222cm" draw:start-shape="id3" draw:start-glue-point="4" draw:end-shape="id2" draw:end-glue-point="17" svg:d="M20203 7445h-1137v777h-494" svg:viewBox="0 0 1632 778">
          <text:p/>
        </draw:connector>
        <draw:connector draw:style-name="gr6" draw:text-style-name="P6" draw:layer="layout" draw:line-skew="-0.591cm" svg:x1="20.485cm" svg:y1="8.14cm" svg:x2="18.572cm" svg:y2="8.477cm" draw:start-shape="id3" draw:start-glue-point="9" draw:end-shape="id2" draw:end-glue-point="20" svg:d="M20485 8140h-1306v337h-607" svg:viewBox="0 0 1914 338">
          <text:p/>
        </draw:connector>
        <draw:connector draw:style-name="gr10" draw:text-style-name="P6" draw:layer="layout" draw:line-skew="-0.417cm" svg:x1="20.485cm" svg:y1="7.586cm" svg:x2="18.317cm" svg:y2="8.577cm" draw:start-shape="id3" draw:start-glue-point="5" draw:end-shape="id2" draw:end-glue-point="21" svg:d="M20485 7586h-1132v991h-1036" svg:viewBox="0 0 2169 992">
          <text:p/>
        </draw:connector>
        <draw:connector draw:style-name="gr8" draw:text-style-name="P6" draw:layer="layout" draw:line-skew="-0.068cm" svg:x1="20.198cm" svg:y1="7.727cm" svg:x2="18.584cm" svg:y2="8.723cm" draw:start-shape="id3" draw:start-glue-point="6" draw:end-shape="id2" draw:end-glue-point="22" svg:d="M20198 7727h-496v996h-1118" svg:viewBox="0 0 1615 997">
          <text:p/>
        </draw:connector>
        <draw:connector draw:style-name="gr11" draw:text-style-name="P6" draw:layer="layout" draw:line-skew="0.275cm" svg:x1="20.485cm" svg:y1="7.869cm" svg:x2="18.32cm" svg:y2="8.842cm" draw:start-shape="id3" draw:start-glue-point="7" draw:end-shape="id2" draw:end-glue-point="23" svg:d="M20485 7869h-440v973h-1725" svg:viewBox="0 0 2166 974">
          <text:p/>
        </draw:connector>
        <draw:frame draw:style-name="gr12" draw:text-style-name="P7" draw:layer="layout" svg:width="1.075cm" svg:height="0.408cm" svg:x="11.41cm" svg:y="8.696cm">
          <draw:text-box>
            <text:p><text:span text:style-name="T3">PC0</text:span></text:p>
          </draw:text-box>
        </draw:frame>
        <draw:frame draw:style-name="gr12" draw:text-style-name="P7" draw:layer="layout" svg:width="1.075cm" svg:height="0.408cm" svg:x="11.468cm" svg:y="8.406cm">
          <draw:text-box>
            <text:p><text:span text:style-name="T3">PC15</text:span></text:p>
          </draw:text-box>
        </draw:frame>
        <draw:frame draw:style-name="gr12" draw:text-style-name="P7" draw:layer="layout" svg:width="1.075cm" svg:height="0.408cm" svg:x="11.387cm" svg:y="9.227cm">
          <draw:text-box>
            <text:p><text:span text:style-name="T3">PC1</text:span></text:p>
          </draw:text-box>
        </draw:frame>
        <draw:frame draw:style-name="gr12" draw:text-style-name="P7" draw:layer="layout" svg:width="1.075cm" svg:height="0.408cm" svg:x="19.336cm" svg:y="7.35cm">
          <draw:text-box>
            <text:p><text:span text:style-name="T3">PA3</text:span></text:p>
          </draw:text-box>
        </draw:frame>
        <draw:frame draw:style-name="gr12" draw:text-style-name="P7" draw:layer="layout" svg:width="1.075cm" svg:height="0.408cm" svg:x="19.454cm" svg:y="7.491cm">
          <draw:text-box>
            <text:p><text:span text:style-name="T3">PA2</text:span></text:p>
          </draw:text-box>
        </draw:frame>
        <draw:frame draw:style-name="gr12" draw:text-style-name="P7" draw:layer="layout" svg:width="1.075cm" svg:height="0.408cm" svg:x="19.501cm" svg:y="8.578cm">
          <draw:text-box>
            <text:p><text:span text:style-name="T3">PC3</text:span></text:p>
          </draw:text-box>
        </draw:frame>
        <draw:frame draw:style-name="gr13" draw:text-style-name="P8" draw:layer="layout" svg:width="1.749cm" svg:height="0.489cm" svg:x="8.91cm" svg:y="6.83cm">
          <draw:text-box>
            <text:p><text:span text:style-name="T4">G29 Shifte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1:06:45.821895809</meta:creation-date>
    <dc:date>2023-08-25T22:28:16.597764011</dc:date>
    <meta:editing-duration>PT32M4S</meta:editing-duration>
    <meta:editing-cycles>12</meta:editing-cycles>
    <meta:generator>LibreOffice/7.4.7.2$Linux_X86_64 LibreOffice_project/40$Build-2</meta:generator>
    <meta:document-statistic meta:object-count="31"/>
  </office:meta>
</office:document-meta>
</file>